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didates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Min samples</text:p>
          </table:table-cell>
          <table:table-cell office:value-type="string" calcext:value-type="string">
            <text:p>Window size</text:p>
          </table:table-cell>
          <table:table-cell office:value-type="string" calcext:value-type="string">
            <text:p>Remove cand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umCluster(Medoids)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asetNam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ItalyPowerDemand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ItalyPowerDemand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GunPoint</text:p>
          </table:table-cell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GunPoint</text:p>
          </table:table-cell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GunPoint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72.01</text:p>
          </table:table-cell>
          <table:table-cell office:value-type="string" calcext:value-type="string">
            <text:p>ArrowHead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ECG2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15.95</text:p>
          </table:table-cell>
          <table:table-cell office:value-type="string" calcext:value-type="string">
            <text:p>ECG5000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73.7</text:p>
          </table:table-cell>
          <table:table-cell office:value-type="string" calcext:value-type="string">
            <text:p>ECG50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417.23</text:p>
          </table:table-cell>
          <table:table-cell office:value-type="string" calcext:value-type="string">
            <text:p>PhalangesOutlineCorrect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lectricDevic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EST CONF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O QUE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5:48:59.28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4T19:07:13.390000000</meta:creation-date>
    <dc:date>2020-11-05T17:35:44.722000000</dc:date>
    <meta:editing-duration>PT2H5M43S</meta:editing-duration>
    <meta:editing-cycles>7</meta:editing-cycles>
    <meta:generator>LibreOffice/6.3.0.4$Windows_X86_64 LibreOffice_project/057fc023c990d676a43019934386b85b21a9ee99</meta:generator>
    <meta:document-statistic meta:table-count="1" meta:cell-count="120" meta:object-count="0"/>
  </office:meta>
</office:document-meta>
</file>